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field="urn:openoffice:names:experimental:ooo-ms-interop:xmlns:field:1.0" xmlns:number="urn:oasis:names:tc:opendocument:xmlns:datastyle:1.0" xmlns:form="urn:oasis:names:tc:opendocument:xmlns:form:1.0" xmlns:tableooo="http://openoffice.org/2009/table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xhtml="http://www.w3.org/1999/xhtml" xmlns:meta="urn:oasis:names:tc:opendocument:xmlns:meta:1.0" xmlns:text="urn:oasis:names:tc:opendocument:xmlns:text:1.0" xmlns:chart="urn:oasis:names:tc:opendocument:xmlns:chart:1.0" xmlns:svg="urn:oasis:names:tc:opendocument:xmlns:svg-compatible:1.0" xmlns:grddl="http://www.w3.org/2003/g/data-view#" xmlns:of="urn:oasis:names:tc:opendocument:xmlns:of:1.2" xmlns:oooc="http://openoffice.org/2004/calc" xmlns:rpt="http://openoffice.org/2005/report" xmlns:style="urn:oasis:names:tc:opendocument:xmlns:style:1.0" xmlns:dom="http://www.w3.org/2001/xml-events" xmlns:ooo="http://openoffice.org/2004/office" xmlns:table="urn:oasis:names:tc:opendocument:xmlns:table:1.0" xmlns:script="urn:oasis:names:tc:opendocument:xmlns:script:1.0" xmlns:dc="http://purl.org/dc/elements/1.1/" xmlns:xforms="http://www.w3.org/2002/xforms" xmlns:textooo="http://openoffice.org/2013/offi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text-properties fo:font-size="12pt" style:font-size-asian="12pt" style:font-size-complex="12pt"/>
    </style:style>
    <style:style style:family="paragraph" style:name="P2" style:parent-style-name="Heading_20_2">
      <style:text-properties fo:font-size="14pt" style:font-size-asian="14pt" style:font-size-complex="14pt"/>
    </style:style>
    <style:style style:family="paragraph" style:name="P3" style:parent-style-name="Heading_20_3">
      <style:text-properties fo:font-size="12pt" style:font-size-asian="12pt" style:font-size-complex="12pt"/>
    </style:style>
    <style:style style:family="text" style:name="T1">
      <style:text-properties fo:font-size="12pt" style:font-size-asian="12pt" style:font-size-complex="12pt"/>
    </style:style>
    <style:style style:family="text" style:name="T2">
      <style:text-properties fo:font-size="14pt" style:font-size-asian="14pt" style:font-size-complex="14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right" style:horizontal-rel="paragraph" style:mirror="none" style:number-wrapped-paragraphs="no-limit" style:run-through="foreground" style:wrap="parallel" style:wrap-contou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<draw:frame draw:name="images1" draw:style-name="fr1" draw:z-index="0" svg:height="5.029cm" svg:width="3.537cm" text:anchor-type="paragraph">
<draw:image xlink:actuate="onLoad" xlink:href="Pictures/10000000000000F40000015B76E1ED0B.png" xlink:show="embed" xlink:type="simple"/>
</draw:frame>Pika Chu</text:p>
      <text:p text:style-name="Standard">20/11/1992</text:p>
      <text:p text:style-name="Standard">Français</text:p>
      <text:p text:style-name="Standard"/>
      <text:p text:style-name="Standard">4 rue Galilée</text:p>
      <text:p text:style-name="Standard">38400 Saint-Martin-d'Hères</text:p>
      <text:p text:style-name="Standard"/>
      <text:p text:style-name="Standard">
<text:a text:style-name="Internet_20_link" text:visited-style-name="Visited_20_Internet_20_Link" xlink:href="pika.chu@gmail.com" xlink:type="simple">pika.chu@gmail.com</text:a>
</text:p>
      <text:p text:style-name="Standard">Permis B</text:p>
      <text:p text:style-name="Standard"/>
      <text:p text:style-name="Standard"/>
      <text:h text:outline-level="2" text:style-name="Heading_20_2">Parcours Universitaire</text:h>
      <text:p text:style-name="Text_20_body">15/09/2009 – 25/06/2010</text:p>
      <text:p text:style-name="Text_20_body">BAC 
                                    mention : 
                                TB Scientifique Européenne Anglais Histoire Géographie - Lycée Marceau, Chartres</text:p>
      <text:p text:style-name="Text_20_body">15/09/2010 – 20/06/2012</text:p>
      <text:p text:style-name="Text_20_body">Cycle préparatoire 
                                    mention : 
                                 Ecole d'ingénieur  - INSA de Lyon, Villeurbanne</text:p>
      <text:p text:style-name="Text_20_body">15/09/2012 – 20/06/2013</text:p>
      <text:p text:style-name="Text_20_body">DUT 
                                    mention : 
                                 Informatique Année Spéciale  - IUT Lyon 1, Villeurbanne</text:p>
      <text:p text:style-name="Text_20_body">15/09/2013 – 25/04/2014</text:p>
      <text:p text:style-name="Text_20_body">Licence 
                                    mention : 
                                 Informatique  - Université Claude Bernard Lyon 1, Villeurbanne</text:p>
      <text:p text:style-name="Text_20_body">15/09/2013 – 25/04/2014</text:p>
      <text:p text:style-name="Text_20_body">Master 
                                    mention : 
                                 Web, informatique et connaissances  - Université Pierre Mendès-France, Saint-Martin-d'Hères</text:p>
      <text:h text:outline-level="2" text:style-name="Heading_20_2">Stages</text:h>
      <text:h text:outline-level="3" text:style-name="P3"/>
      <text:p text:style-name="Text_20_body">23/06/2010 - 30/07/2010</text:p>
      <text:p text:style-name="Text_20_body">Stage ouvrier Lacie SAS,
                                 Massy (91) Zone retour fournisseurs</text:p>
      <text:p text:style-name="Text_20_body">Inventaire, transfert informatique, manutention</text:p>
      <text:h text:outline-level="3" text:style-name="P3"/>
      <text:p text:style-name="Text_20_body">23/06/2012 - 03/08/2012</text:p>
      <text:p text:style-name="Text_20_body">Stage Développeur Web Plebicom,
                                 Lyon (69) Pôle développement</text:p>
      <text:p text:style-name="Text_20_body">Développement de pages web (en équipe) et d’une extension de navigateur (en autonomie)</text:p>
      <text:h text:outline-level="3" text:style-name="P3">Emplois</text:h>
      <text:p text:style-name="Text_20_body">
<text:span text:style-name="T1">02/08/2010 - 17/08/2010</text:span>
</text:p>
      <text:p text:style-name="Text_20_body">
<text:span text:style-name="T1"> Lacie SAS,
                                 Massy (91) Zone de retour fournisseurs</text:span>
</text:p>
      <text:p text:style-name="Text_20_body">
<text:span text:style-name="T1">Inventaire, transfert informatique, manutention</text:span>
</text:p>
      <text:p text:style-name="Text_20_body">
<text:span text:style-name="T1">02/07/2011 - 15/08/2011</text:span>
</text:p>
      <text:p text:style-name="Text_20_body">
<text:span text:style-name="T1"> SNCF,
                                 Paris (75) Bureau d'étude Infraingénérie Sud-Paris</text:span>
</text:p>
      <text:p text:style-name="Text_20_body">
<text:span text:style-name="T1">Inventaire et Archivage de schéma de ligne</text:span>
</text:p>
      <text:p text:style-name="Text_20_body">
<text:span text:style-name="T1">25/07/2014 - 29/08/2014</text:span>
</text:p>
      <text:p text:style-name="Text_20_body">
<text:span text:style-name="T1"> SNCF,
                                 Paris (75) Bureau d'étude Infraingénérie Sud-Paris</text:span>
</text:p>
      <text:p text:style-name="Text_20_body">
<text:span text:style-name="T1">Inventaire et Archivage de schéma de ligne. Conception (2D et 3D) d'un plan d'aménagement.</text:span>
</text:p>
      <text:h text:outline-level="2" text:style-name="P2">Compétences</text:h>
      <text:p text:style-name="P1">Languages de programmation</text:p>
      <text:p text:style-name="P1">C, C++, Java, PHP, JavaScript, HTML5, CSS3, UML, PL-SQL.</text:p>
      <text:p text:style-name="P1">Gestion de projet</text:p>
      <text:p text:style-name="P1">Merise, Agile</text:p>
      <text:p text:style-name="P1">Environnements</text:p>
      <text:p text:style-name="P1">
                Connaissance des IDE Netbeans, Eclipse et PhpStorm.
                Connaissances en réseau, architecture matérielle.
                Maîtrise des environnements Unix, Windows XP, 7 et 8.
                Notions des logiciels SAP, Solidedge, MatLab, Maple, Photoshop
            </text:p>
      <text:h text:outline-level="3" text:style-name="P3">Langues</text:h>
      <text:p text:style-name="Text_20_body">
<text:span text:style-name="T1">Anglais : Lu +++ Parlé ++ Ecrit +++</text:span>
</text:p>
      <text:p text:style-name="Text_20_body">
<text:span text:style-name="T1">Espagnol : Lu ++ Parlé + Ecrit +</text:span>
</text:p>
      <text:h text:outline-level="2" text:style-name="P2">Intérêts</text:h>
      <text:p text:style-name="P1">Sports : 
                    Tennis (6 ans), Roller-hockey, Natation, Apnée, …
            </text:p>
      <text:p text:style-name="P1">Associatif : 
                Ancien membre de l’équipe d’organisation du festival des 24h de l’INSA 
                et actuel membre d’une association de Roller Hockey
   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Cvxml" style:family="paragraph" style:parent-style-name="Title" style:default-outline-level="" style:list-style-name="" style:master-page-name="">
      <style:paragraph-properties style:page-number="auto" fo:padding="0.049cm" fo:border="0.018cm solid #000000" style:shadow="none"/>
      <style:text-properties style:font-name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aita</meta:initial-creator>
    <meta:creation-date>2014-12-08T10:57:09.36</meta:creation-date>
    <meta:document-statistic meta:table-count="0" meta:image-count="0" meta:object-count="0" meta:page-count="1" meta:paragraph-count="1" meta:word-count="3" meta:character-count="17"/>
    <dc:date>2014-12-08T11:57:05.65</dc:date>
    <dc:creator>Jordan Daita</dc:creator>
    <meta:editing-duration>PT44M45S</meta:editing-duration>
    <meta:editing-cycles>1</meta:editing-cycles>
    <meta:generator>OpenOffice/4.1.1$Win32 OpenOffice.org_project/411m6$Build-9775</meta:generator>
  </office:meta>
</office:document-meta>
</file>